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80000002FA7F9FC72A0AD50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f5e" officeooo:paragraph-rsid="001f5f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rial Black" fo:font-size="18pt" style:font-size-asian="18pt" style:font-size-complex="18pt"/>
    </style:style>
    <style:style style:name="T4" style:family="text">
      <style:text-properties fo:color="#c7a0cb" style:font-name="Arial Black"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</text:span>. This is a <text:span text:style-name="T4">Test</text:span> <text:span text:style-name="T5">File</text:span>.</text:p>
      <text:p text:style-name="P1"/>
      <text:p text:style-name="P1"/>
      <text:p text:style-name="P1"><draw:frame draw:style-name="fr1" draw:name="Image1" text:anchor-type="paragraph" svg:width="2.8665in" svg:height="0.3917in" draw:z-index="0"><draw:image xlink:href="Pictures/10000000000001580000002FA7F9FC72A0AD50D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1T17:43:19.873000000</meta:creation-date>
    <dc:date>2021-05-31T17:51:03.975000000</dc:date>
    <meta:editing-duration>PT7M44S</meta:editing-duration>
    <meta:editing-cycles>1</meta:editing-cycles>
    <meta:document-statistic meta:table-count="0" meta:image-count="1" meta:object-count="0" meta:page-count="1" meta:paragraph-count="1" meta:word-count="6" meta:character-count="27" meta:non-whitespace-character-count="22"/>
    <meta:generator>LibreOffice/5.4.7.2$Windows_X86_64 LibreOffice_project/c838ef25c16710f8838b1faec480ebba495259d0</meta:generator>
  </office:meta>
</office:document-meta>
</file>